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Arial1" svg:font-family="Arial, sans-serif"/>
    <style:font-face style:name="OpenSymbol" svg:font-family="OpenSymbol"/>
    <style:font-face style:name="TimesNewRomanPS" svg:font-family="TimesNewRomanPS"/>
    <style:font-face style:name="TimesNewRomanPSMT" svg:font-family="TimesNewRomanPSMT"/>
    <style:font-face style:name=".AppleSystemUIFont" svg:font-family=".AppleSystemUIFont" style:font-family-generic="swiss"/>
    <style:font-face style:name="ArialMT" svg:font-family="ArialMT"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15%"/>
      <style:text-properties style:font-name="Arial1" fo:font-size="11pt" fo:language="no" fo:country="NO"/>
    </style:style>
    <style:style style:name="P2" style:family="paragraph" style:parent-style-name="Standard">
      <style:paragraph-properties fo:line-height="115%"/>
      <style:text-properties style:font-name="Times New Roman" fo:font-size="11pt" fo:language="no" fo:country="NO"/>
    </style:style>
    <style:style style:name="P3" style:family="paragraph" style:parent-style-name="Standard">
      <style:paragraph-properties fo:line-height="115%"/>
      <style:text-properties style:font-name="Times New Roman" fo:font-size="11pt" fo:language="no" fo:country="NO" fo:font-weight="bold" style:font-weight-asian="bold" style:font-weight-complex="bold"/>
    </style:style>
    <style:style style:name="P4" style:family="paragraph" style:parent-style-name="Standard">
      <style:text-properties fo:color="#000000" style:text-outline="false" style:text-position="0% 100%" style:font-name="Times New Roman" fo:font-size="11pt" fo:letter-spacing="normal" fo:language="en" fo:country="GB" style:text-underline-style="none" fo:font-weight="normal" style:letter-kerning="false" style:font-name-asian="ArialMT" style:font-size-asian="11pt" style:font-weight-asian="normal" style:font-name-complex="ArialMT" style:font-size-complex="11pt" style:font-weight-complex="normal"/>
    </style:style>
    <style:style style:name="P5" style:family="paragraph" style:parent-style-name="Text_20_body">
      <style:text-properties style:font-name="TimesNewRomanPS" fo:font-size="16pt" fo:font-weight="bold"/>
    </style:style>
    <style:style style:name="P6" style:family="paragraph" style:parent-style-name="Text_20_body">
      <style:text-properties style:font-name="TimesNewRomanPSMT" fo:font-size="12pt"/>
    </style:style>
    <style:style style:name="P7" style:family="paragraph" style:parent-style-name="Text_20_body">
      <style:text-properties style:font-name="TimesNewRomanPSMT" fo:font-size="12pt" fo:font-weight="bold" style:font-weight-asian="bold" style:font-weight-complex="bold"/>
    </style:style>
    <style:style style:name="P8" style:family="paragraph" style:parent-style-name="Text_20_body">
      <style:text-properties style:font-name="TimesNewRomanPSMT" fo:font-size="12pt" fo:font-weight="normal" style:font-weight-asian="normal" style:font-weight-complex="normal"/>
    </style:style>
    <style:style style:name="P9" style:family="paragraph" style:parent-style-name="Text_20_body">
      <style:paragraph-properties fo:line-height="115%"/>
      <style:text-properties style:font-name="Arial" fo:font-size="11pt" fo:language="no" fo:country="NO"/>
    </style:style>
    <style:style style:name="P10" style:family="paragraph" style:parent-style-name="Text_20_body" style:list-style-name="L1">
      <style:paragraph-properties fo:line-height="115%"/>
      <style:text-properties style:font-name="Arial" fo:font-size="11pt" fo:language="no" fo:country="NO"/>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AFE1200 – See it, correct it, now make it</text:p>
      <text:p text:style-name="P5"/>
      <text:p text:style-name="P5"/>
      <text:p text:style-name="P6">Names: Morten Evensen and Bror Gunnari</text:p>
      <text:p text:style-name="P6">Student numbers: s334940 and</text:p>
      <text:p text:style-name="P6"/>
      <text:p text:style-name="P7">Link to improved website: </text:p>
      <text:p text:style-name="P7"/>
      <text:p text:style-name="P7">Step 2:</text:p>
      <text:p text:style-name="P8">Pact assignment – Morten. </text:p>
      <text:p text:style-name="P4"><text:span text:style-name="T1">Name:</text:span> Mary</text:p>
      <text:p text:style-name="P4"><text:span text:style-name="T1">Age:</text:span> 55</text:p>
      <text:p text:style-name="P4"><text:span text:style-name="T1">Nationality:</text:span> Her family is from South Africa, but they came to Norway when Mary was 2 years old. She has a Norwegian passport and speak fluently Norwegian. </text:p>
      <text:p text:style-name="P4"><text:span text:style-name="T1">Gender:</text:span> Born female, but doesn't identify as either male or female. </text:p>
      <text:p text:style-name="P4"><text:span text:style-name="T1">Permanent disabilities:</text:span> Colour blindness and very poor eyesight. She also does not hear very well. </text:p>
      <text:p text:style-name="P8"/>
      <text:p text:style-name="P7">Analysis – step 3. </text:p>
      <text:p text:style-name="P1">Visually analyze the website in the attachment below. Keep in mind your persona from the “PACT” assignment and think of ways this website would be hard for that persona to use the website. This includes both visual and functional elements of the website. </text:p>
      <text:p text:style-name="P1"/>
      <text:p text:style-name="P3">Step 4: </text:p>
      <text:p text:style-name="P9">Come up with at least five ideas on how to improve this website in order to make it more user friendly for the persona you created in the “PACT” assignment</text:p>
      <text:p text:style-name="P9"/>
      <text:list xml:id="list5805808840011504314" text:style-name="L1">
        <text:list-item>
          <text:p text:style-name="P10">Bad color choices for someone thats color blind</text:p>
          <text:list>
            <text:list-item>
              <text:p text:style-name="P10">Don't mix red and green</text:p>
            </text:list-item>
          </text:list>
        </text:list-item>
        <text:list-item>
          <text:p text:style-name="P10">Bad navigation, difficult to find anything. Things are not where you would expect them to be.</text:p>
          <text:list>
            <text:list-item>
              <text:p text:style-name="P10">Sollution: Traditional top navigation</text:p>
            </text:list-item>
          </text:list>
        </text:list-item>
        <text:list-item>
          <text:p text:style-name="P10"/>
        </text:list-item>
      </text:list>
      <text:p text:style-name="Text_20_body"/>
      <text:p text:style-name="P3">Step 5: </text:p>
      <text:p text:style-name="P1">Recreate the website according to the analysis from Step 3 and the solutions from Step 4. This means you may have to change the way the website looks visually and the way it operates functionally in order to improve the experience of the persona that you created in the “PACT” assignment. Make sure that all of the 5 solutions from step 4 are included in the website. </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Arial1" svg:font-family="Arial, sans-serif"/>
    <style:font-face style:name="OpenSymbol" svg:font-family="OpenSymbol"/>
    <style:font-face style:name="TimesNewRomanPS" svg:font-family="TimesNewRomanPS"/>
    <style:font-face style:name="TimesNewRomanPSMT" svg:font-family="TimesNewRomanPSMT"/>
    <style:font-face style:name=".AppleSystemUIFont" svg:font-family=".AppleSystemUIFont" style:font-family-generic="swiss"/>
    <style:font-face style:name="ArialMT" svg:font-family="ArialMT"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orten Evensen</meta:initial-creator>
    <meta:creation-date>2020-10-23T11:47:26</meta:creation-date>
    <dc:date>2020-10-23T12:03:55</dc:date>
    <dc:creator>Morten Evensen</dc:creator>
    <meta:editing-duration>PT16M30S</meta:editing-duration>
    <meta:editing-cycles>4</meta:editing-cycles>
    <meta:generator>OpenOffice/4.1.1$Unix OpenOffice.org_project/411m6$Build-9775</meta:generator>
    <meta:document-statistic meta:table-count="0" meta:image-count="0" meta:object-count="0" meta:page-count="1" meta:paragraph-count="21" meta:word-count="271" meta:character-count="1524"/>
  </office:meta>
</office:document-meta>
</file>